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7.767cm" fo:min-width="15.645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85cm" fo:min-width="0.135cm" fo:padding-top="0.151cm" fo:padding-bottom="0.151cm" fo:padding-left="0.276cm" fo:padding-right="0.276cm"/>
    </style:style>
    <style:style style:name="gr3" style:family="graphic" style:parent-style-name="standard">
      <style:graphic-properties draw:fill-color="#666666" draw:textarea-horizontal-align="justify" draw:textarea-vertical-align="middle" draw:auto-grow-height="false" fo:min-height="1.726cm" fo:min-width="0.847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8.513cm" fo:min-width="1.173cm"/>
    </style:style>
    <style:style style:name="gr5" style:family="graphic" style:parent-style-name="standard">
      <style:graphic-properties svg:stroke-width="0.106cm" svg:stroke-color="#ffffff" draw:marker-start-width="0.358cm" draw:marker-end-width="0.358cm" draw:fill="none" draw:textarea-horizontal-align="justify" draw:textarea-vertical-align="middle" draw:auto-grow-height="false" fo:min-height="6.735cm" fo:min-width="8.517cm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282cm" svg:stroke-color="#ffffff" draw:marker-start-width="0.62cm" draw:marker-end-width="0.62cm" draw:fill="solid" draw:textarea-vertical-align="middle" fo:padding-top="0.263cm" fo:padding-bottom="0.263cm" fo:padding-left="0.388cm" fo:padding-right="0.388cm"/>
    </style:style>
    <style:style style:name="gr7" style:family="graphic" style:parent-style-name="objectwithoutfill">
      <style:graphic-properties draw:stroke="dash" draw:stroke-dash="Dashed_20__28_var_29_" svg:stroke-width="0.141cm" svg:stroke-color="#ffffff" draw:marker-start-width="0.41cm" draw:marker-end-width="0.41cm" draw:fill="solid" draw:textarea-vertical-align="middle" fo:padding-top="0.194cm" fo:padding-bottom="0.194cm" fo:padding-left="0.319cm" fo:padding-right="0.319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cm"/>
    </style:style>
    <style:style style:name="gr9" style:family="graphic" style:parent-style-name="objectwithoutfill">
      <style:graphic-properties svg:stroke-width="0.176cm" svg:stroke-color="#ffffff" draw:marker-start-width="0.462cm" draw:marker-end-width="0.462cm" draw:fill="solid" draw:textarea-vertical-align="middle" fo:padding-top="0.211cm" fo:padding-bottom="0.211cm" fo:padding-left="0.336cm" fo:padding-right="0.336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6.383cm" svg:height="8.255cm" svg:x="0.227cm" svg:y="0.746cm">
          <text:p/>
          <draw:enhanced-geometry svg:viewBox="0 0 21600 21600" draw:path-stretchpoint-x="10800" draw:path-stretchpoint-y="10800" draw:text-areas="?f3 ?f4 ?f5 ?f6" draw:type="round-rectangle" draw:modifiers="1067.44186046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635cm" svg:height="0.635cm" svg:x="1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2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3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4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5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6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7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8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9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0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1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2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3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4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5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2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3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4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5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6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7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8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9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0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1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2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3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4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5.569cm" svg:y="8.8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2.794cm" svg:x="15.721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73cm" svg:height="8.763cm" svg:x="16.626cm" svg:y="0.4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.017cm" svg:height="6.985cm" svg:x="3.92cm" svg:y="1.38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555cm" svg:y1="2.651cm" svg:x2="4.555cm" svg:y2="4.302cm">
          <text:p/>
        </draw:line>
        <draw:line draw:style-name="gr6" draw:text-style-name="P5" draw:layer="layout" svg:x1="12.355cm" svg:y1="4.852cm" svg:x2="12.355cm" svg:y2="6.503cm">
          <text:p/>
        </draw:line>
        <draw:line draw:style-name="gr7" draw:text-style-name="P5" draw:layer="layout" svg:x1="8.418cm" svg:y1="1.408cm" svg:x2="8.418cm" svg:y2="8.393cm">
          <text:p/>
        </draw:line>
        <draw:custom-shape draw:style-name="gr8" draw:text-style-name="P2" draw:layer="layout" svg:width="0.254cm" svg:height="0.254cm" svg:x="7.476cm" svg:y="4.81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8.111cm" svg:y1="1.635cm" svg:x2="7.603cm" svg:y2="1.635cm">
          <text:p/>
        </draw:line>
        <draw:line draw:style-name="gr9" draw:text-style-name="P5" draw:layer="layout" svg:x1="8.112cm" svg:y1="2.335cm" svg:x2="7.604cm" svg:y2="2.335cm">
          <text:p/>
        </draw:line>
        <draw:line draw:style-name="gr9" draw:text-style-name="P5" draw:layer="layout" svg:x1="8.028cm" svg:y1="1.567cm" svg:x2="8.028cm" svg:y2="2.417cm">
          <text:p/>
        </draw:line>
        <draw:line draw:style-name="gr9" draw:text-style-name="P5" draw:layer="layout" svg:x1="8.111cm" svg:y1="1.99cm" svg:x2="7.603cm" svg:y2="1.99cm">
          <text:p/>
        </draw:line>
        <draw:line draw:style-name="gr9" draw:text-style-name="P5" draw:layer="layout" svg:x1="8.704cm" svg:y1="2.349cm" svg:x2="9.212cm" svg:y2="2.349cm">
          <text:p/>
        </draw:line>
        <draw:line draw:style-name="gr9" draw:text-style-name="P5" draw:layer="layout" svg:x1="8.703cm" svg:y1="1.649cm" svg:x2="9.211cm" svg:y2="1.649cm">
          <text:p/>
        </draw:line>
        <draw:line draw:style-name="gr9" draw:text-style-name="P5" draw:layer="layout" svg:x1="8.787cm" svg:y1="2.417cm" svg:x2="8.787cm" svg:y2="1.567cm">
          <text:p/>
        </draw:line>
        <draw:line draw:style-name="gr9" draw:text-style-name="P5" draw:layer="layout" svg:x1="8.704cm" svg:y1="1.994cm" svg:x2="9.212cm" svg:y2="1.994cm">
          <text:p/>
        </draw:line>
        <draw:line draw:style-name="gr9" draw:text-style-name="P5" draw:layer="layout" svg:x1="9.122cm" svg:y1="2.417cm" svg:x2="9.122cm" svg:y2="1.567cm">
          <text:p/>
        </draw:line>
        <draw:custom-shape draw:style-name="gr2" draw:text-style-name="P2" draw:layer="layout" svg:width="0.635cm" svg:height="0.635cm" svg:x="0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0.569cm" svg:y="8.83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764cm" fo:page-height="9.6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7:32:10.625980200</meta:creation-date>
    <dc:date>2021-09-28T17:51:22.392600968</dc:date>
    <meta:editing-duration>PT8M33S</meta:editing-duration>
    <meta:editing-cycles>1</meta:editing-cycles>
    <meta:document-statistic meta:object-count="49"/>
    <meta:generator>LibreOffice/6.4.7.2$Linux_X86_64 LibreOffice_project/40$Build-2</meta:generator>
  </office:meta>
</office:document-meta>
</file>